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49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4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4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4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3]*2" office:value-type="float" office:value="2000" calcext:value-type="float">
            <text:p>2000</text:p>
          </table:table-cell>
          <table:table-cell table:style-name="ce1" table:formula="of:=[.C3]*2" office:value-type="float" office:value="4000" calcext:value-type="float">
            <text:p>4000</text:p>
          </table:table-cell>
          <table:table-cell table:style-name="ce1" table:formula="of:=[.D3]*2" office:value-type="float" office:value="8000" calcext:value-type="float">
            <text:p>8000</text:p>
          </table:table-cell>
          <table:table-cell table:style-name="ce1" table:formula="of:=[.E3]*2" office:value-type="float" office:value="16000" calcext:value-type="float">
            <text:p>16000</text:p>
          </table:table-cell>
          <table:table-cell/>
          <table:table-cell table:style-name="ce5"/>
          <table:table-cell table:style-name="ce1" office:value-type="float" office:value="1000" calcext:value-type="float">
            <text:p>1000</text:p>
          </table:table-cell>
          <table:table-cell table:style-name="ce1" table:formula="of:=[.I3]*2" office:value-type="float" office:value="2000" calcext:value-type="float">
            <text:p>2000</text:p>
          </table:table-cell>
          <table:table-cell table:style-name="ce1" table:formula="of:=[.J3]*2" office:value-type="float" office:value="4000" calcext:value-type="float">
            <text:p>4000</text:p>
          </table:table-cell>
          <table:table-cell table:style-name="ce1" table:formula="of:=[.K3]*2" office:value-type="float" office:value="8000" calcext:value-type="float">
            <text:p>8000</text:p>
          </table:table-cell>
          <table:table-cell table:style-name="ce1" table:formula="of:=[.L3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3.78633" calcext:value-type="float">
            <text:p>3,78633</text:p>
          </table:table-cell>
          <table:table-cell table:style-name="ce13" table:formula="of:=[$data.$E5]" office:value-type="float" office:value="7.60133733333333" calcext:value-type="float">
            <text:p>7,60134</text:p>
          </table:table-cell>
          <table:table-cell table:style-name="ce13" table:formula="of:=[$data.$E8]" office:value-type="float" office:value="15.1147253333333" calcext:value-type="float">
            <text:p>15,11473</text:p>
          </table:table-cell>
          <table:table-cell table:style-name="ce13" table:formula="of:=[$data.$E11]" office:value-type="float" office:value="30.2930683333333" calcext:value-type="float">
            <text:p>30,29307</text:p>
          </table:table-cell>
          <table:table-cell table:style-name="ce13" table:formula="of:=[$data.$E14]" office:value-type="float" office:value="60.4363556666667" calcext:value-type="float">
            <text:p>60,43636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29" table:formula="of:=[$data.H2]" office:value-type="float" office:value="9.0000048" calcext:value-type="float">
            <text:p>9,000005</text:p>
          </table:table-cell>
          <table:table-cell table:style-name="ce29" table:formula="of:=[$data.I2]" office:value-type="float" office:value="9.000001" calcext:value-type="float">
            <text:p>9,000001</text:p>
          </table:table-cell>
          <table:table-cell table:style-name="ce29" table:formula="of:=[$data.J2]" office:value-type="float" office:value="9" calcext:value-type="float">
            <text:p>9,000000</text:p>
          </table:table-cell>
          <table:table-cell table:style-name="ce29" table:formula="of:=[$data.K2]" office:value-type="float" office:value="9" calcext:value-type="float">
            <text:p>9,000000</text:p>
          </table:table-cell>
          <table:table-cell table:style-name="ce29" table:formula="of:=[$data.L2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1.99626933333333" calcext:value-type="float">
            <text:p>1,99627</text:p>
          </table:table-cell>
          <table:table-cell table:style-name="ce14" table:formula="of:=[$data.$E20]" office:value-type="float" office:value="3.902039" calcext:value-type="float">
            <text:p>3,90204</text:p>
          </table:table-cell>
          <table:table-cell table:style-name="ce14" table:formula="of:=[$data.$E23]" office:value-type="float" office:value="7.77668966666667" calcext:value-type="float">
            <text:p>7,77669</text:p>
          </table:table-cell>
          <table:table-cell table:style-name="ce14" table:formula="of:=[$data.$E26]" office:value-type="float" office:value="15.5771963333333" calcext:value-type="float">
            <text:p>15,57720</text:p>
          </table:table-cell>
          <table:table-cell table:style-name="ce14" table:formula="of:=[$data.$E29]" office:value-type="float" office:value="31.1422756666667" calcext:value-type="float">
            <text:p>31,14228</text:p>
          </table:table-cell>
          <table:table-cell/>
          <table:table-cell table:style-name="ce5" office:value-type="string" calcext:value-type="string">
            <text:p>DP</text:p>
          </table:table-cell>
          <table:table-cell table:style-name="ce30" table:formula="of:=[$data.H3]" office:value-type="float" office:value="0.00000041403933529555" calcext:value-type="float">
            <text:p>0,000000</text:p>
          </table:table-cell>
          <table:table-cell table:style-name="ce30" table:formula="of:=[$data.I3]" office:value-type="float" office:value="0" calcext:value-type="float">
            <text:p>0,000000</text:p>
          </table:table-cell>
          <table:table-cell table:style-name="ce30" table:formula="of:=[$data.J3]" office:value-type="float" office:value="0" calcext:value-type="float">
            <text:p>0,000000</text:p>
          </table:table-cell>
          <table:table-cell table:style-name="ce30" table:formula="of:=[$data.K3]" office:value-type="float" office:value="0" calcext:value-type="float">
            <text:p>0,000000</text:p>
          </table:table-cell>
          <table:table-cell table:style-name="ce30" table:formula="of:=[$data.L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1.03826966666667" calcext:value-type="float">
            <text:p>1,03827</text:p>
          </table:table-cell>
          <table:table-cell table:style-name="ce13" table:formula="of:=[$data.$E35]" office:value-type="float" office:value="2.039159" calcext:value-type="float">
            <text:p>2,03916</text:p>
          </table:table-cell>
          <table:table-cell table:style-name="ce13" table:formula="of:=[$data.$E38]" office:value-type="float" office:value="3.938015" calcext:value-type="float">
            <text:p>3,93802</text:p>
          </table:table-cell>
          <table:table-cell table:style-name="ce13" table:formula="of:=[$data.$E41]" office:value-type="float" office:value="7.80826166666667" calcext:value-type="float">
            <text:p>7,80826</text:p>
          </table:table-cell>
          <table:table-cell table:style-name="ce13" table:formula="of:=[$data.$E44]" office:value-type="float" office:value="15.688124" calcext:value-type="float">
            <text:p>15,68812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670923333333333" calcext:value-type="float">
            <text:p>0,67092</text:p>
          </table:table-cell>
          <table:table-cell table:style-name="ce14" table:formula="of:=[$data.$E50]" office:value-type="float" office:value="1.26073933333333" calcext:value-type="float">
            <text:p>1,26074</text:p>
          </table:table-cell>
          <table:table-cell table:style-name="ce14" table:formula="of:=[$data.$E53]" office:value-type="float" office:value="2.45815433333333" calcext:value-type="float">
            <text:p>2,45815</text:p>
          </table:table-cell>
          <table:table-cell table:style-name="ce14" table:formula="of:=[$data.$E56]" office:value-type="float" office:value="4.87832133333333" calcext:value-type="float">
            <text:p>4,87832</text:p>
          </table:table-cell>
          <table:table-cell table:style-name="ce14" table:formula="of:=[$data.$E59]" office:value-type="float" office:value="9.690612" calcext:value-type="float">
            <text:p>9,69061</text:p>
          </table:table-cell>
          <table:table-cell table:number-columns-repeated="91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492897333333333" calcext:value-type="float">
            <text:p>0,49290</text:p>
          </table:table-cell>
          <table:table-cell table:style-name="ce13" table:formula="of:=[$data.$E65]" office:value-type="float" office:value="0.972343666666667" calcext:value-type="float">
            <text:p>0,97234</text:p>
          </table:table-cell>
          <table:table-cell table:style-name="ce13" table:formula="of:=[$data.$E68]" office:value-type="float" office:value="1.92047166666667" calcext:value-type="float">
            <text:p>1,92047</text:p>
          </table:table-cell>
          <table:table-cell table:style-name="ce13" table:formula="of:=[$data.$E71]" office:value-type="float" office:value="3.52079533333333" calcext:value-type="float">
            <text:p>3,52080</text:p>
          </table:table-cell>
          <table:table-cell table:style-name="ce13" table:formula="of:=[$data.$E74]" office:value-type="float" office:value="7.13372466666667" calcext:value-type="float">
            <text:p>7,13372</text:p>
          </table:table-cell>
          <table:table-cell table:number-columns-repeated="910"/>
        </table:table-row>
        <table:table-row table:style-name="ro1">
          <table:table-cell table:style-name="ce6" table:number-columns-repeated="6"/>
          <table:table-cell table:number-columns-repeated="910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000" calcext:value-type="float">
            <text:p>1000</text:p>
          </table:table-cell>
          <table:table-cell table:style-name="ce17" table:formula="of:=[.C3]" office:value-type="float" office:value="2000" calcext:value-type="float">
            <text:p>2000</text:p>
          </table:table-cell>
          <table:table-cell table:style-name="ce17" table:formula="of:=[.D3]" office:value-type="float" office:value="4000" calcext:value-type="float">
            <text:p>4000</text:p>
          </table:table-cell>
          <table:table-cell table:style-name="ce17" table:formula="of:=[.E3]" office:value-type="float" office:value="8000" calcext:value-type="float">
            <text:p>8000</text:p>
          </table:table-cell>
          <table:table-cell table:style-name="ce17" table:formula="of:=[.F3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89670298329818" calcext:value-type="float">
            <text:p>1,8967</text:p>
          </table:table-cell>
          <table:table-cell table:style-name="ce21" table:formula="of:=[.C4]/[.C5]" office:value-type="float" office:value="1.9480423781857" calcext:value-type="float">
            <text:p>1,9480</text:p>
          </table:table-cell>
          <table:table-cell table:style-name="ce21" table:formula="of:=[.D4]/[.D5]" office:value-type="float" office:value="1.94359373733528" calcext:value-type="float">
            <text:p>1,9436</text:p>
          </table:table-cell>
          <table:table-cell table:style-name="ce21" table:formula="of:=[.E4]/[.E5]" office:value-type="float" office:value="1.94470607451418" calcext:value-type="float">
            <text:p>1,9447</text:p>
          </table:table-cell>
          <table:table-cell table:style-name="ce21" table:formula="of:=[.F4]/[.F5]" office:value-type="float" office:value="1.94065315950418" calcext:value-type="float">
            <text:p>1,9407</text:p>
          </table:table-cell>
          <table:table-cell table:number-columns-repeated="9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64676935247073" calcext:value-type="float">
            <text:p>3,6468</text:p>
          </table:table-cell>
          <table:table-cell table:style-name="ce20" table:formula="of:=[.C4]/[.C6]" office:value-type="float" office:value="3.72768250702046" calcext:value-type="float">
            <text:p>3,7277</text:p>
          </table:table-cell>
          <table:table-cell table:style-name="ce20" table:formula="of:=[.D4]/[.D6]" office:value-type="float" office:value="3.83815839536755" calcext:value-type="float">
            <text:p>3,8382</text:p>
          </table:table-cell>
          <table:table-cell table:style-name="ce20" table:formula="of:=[.E4]/[.E6]" office:value-type="float" office:value="3.87961746500555" calcext:value-type="float">
            <text:p>3,8796</text:p>
          </table:table-cell>
          <table:table-cell table:style-name="ce20" table:formula="of:=[.F4]/[.F6]" office:value-type="float" office:value="3.85236346083615" calcext:value-type="float">
            <text:p>3,8524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5.64346149833314" calcext:value-type="float">
            <text:p>5,6435</text:p>
          </table:table-cell>
          <table:table-cell table:style-name="ce21" table:formula="of:=[.C4]/[.C7]" office:value-type="float" office:value="6.02926959789203" calcext:value-type="float">
            <text:p>6,0293</text:p>
          </table:table-cell>
          <table:table-cell table:style-name="ce21" table:formula="of:=[.D4]/[.D7]" office:value-type="float" office:value="6.14881056424041" calcext:value-type="float">
            <text:p>6,1488</text:p>
          </table:table-cell>
          <table:table-cell table:style-name="ce21" table:formula="of:=[.E4]/[.E7]" office:value-type="float" office:value="6.2097320499046" calcext:value-type="float">
            <text:p>6,2097</text:p>
          </table:table-cell>
          <table:table-cell table:style-name="ce21" table:formula="of:=[.F4]/[.F7]" office:value-type="float" office:value="6.23658811916798" calcext:value-type="float">
            <text:p>6,2366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7.68178227785097" calcext:value-type="float">
            <text:p>7,6818</text:p>
          </table:table-cell>
          <table:table-cell table:style-name="ce20" table:formula="of:=[.C4]/[.C8]" office:value-type="float" office:value="7.81754187734035" calcext:value-type="float">
            <text:p>7,8175</text:p>
          </table:table-cell>
          <table:table-cell table:style-name="ce20" table:formula="of:=[.D4]/[.D8]" office:value-type="float" office:value="7.87031935731066" calcext:value-type="float">
            <text:p>7,8703</text:p>
          </table:table-cell>
          <table:table-cell table:style-name="ce20" table:formula="of:=[.E4]/[.E8]" office:value-type="float" office:value="8.60404126491874" calcext:value-type="float">
            <text:p>8,6040</text:p>
          </table:table-cell>
          <table:table-cell table:style-name="ce20" table:formula="of:=[.F4]/[.F8]" office:value-type="float" office:value="8.47192154037905" calcext:value-type="float">
            <text:p>8,4719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000" calcext:value-type="float">
            <text:p>1000</text:p>
          </table:table-cell>
          <table:table-cell table:style-name="ce1" table:formula="of:=[.C12]" office:value-type="float" office:value="2000" calcext:value-type="float">
            <text:p>2000</text:p>
          </table:table-cell>
          <table:table-cell table:style-name="ce1" table:formula="of:=[.D12]" office:value-type="float" office:value="4000" calcext:value-type="float">
            <text:p>4000</text:p>
          </table:table-cell>
          <table:table-cell table:style-name="ce1" table:formula="of:=[.E12]" office:value-type="float" office:value="8000" calcext:value-type="float">
            <text:p>8000</text:p>
          </table:table-cell>
          <table:table-cell table:style-name="ce1" table:formula="of:=[.F12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94835149164909" calcext:value-type="float">
            <text:p>0,9484</text:p>
          </table:table-cell>
          <table:table-cell table:style-name="ce21" table:formula="of:=[.C14]/[.$A$23]" office:value-type="float" office:value="0.974021189092848" calcext:value-type="float">
            <text:p>0,9740</text:p>
          </table:table-cell>
          <table:table-cell table:style-name="ce21" table:formula="of:=[.D14]/[.$A$23]" office:value-type="float" office:value="0.971796868667641" calcext:value-type="float">
            <text:p>0,9718</text:p>
          </table:table-cell>
          <table:table-cell table:style-name="ce21" table:formula="of:=[.E14]/[.$A$23]" office:value-type="float" office:value="0.97235303725709" calcext:value-type="float">
            <text:p>0,9724</text:p>
          </table:table-cell>
          <table:table-cell table:style-name="ce21" table:formula="of:=[.F14]/[.$A$23]" office:value-type="float" office:value="0.970326579752088" calcext:value-type="float">
            <text:p>0,9703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911692338117682" calcext:value-type="float">
            <text:p>0,9117</text:p>
          </table:table-cell>
          <table:table-cell table:style-name="ce20" table:formula="of:=[.C15]/[.$A$24]" office:value-type="float" office:value="0.931920626755115" calcext:value-type="float">
            <text:p>0,9319</text:p>
          </table:table-cell>
          <table:table-cell table:style-name="ce20" table:formula="of:=[.D15]/[.$A$24]" office:value-type="float" office:value="0.959539598841887" calcext:value-type="float">
            <text:p>0,9595</text:p>
          </table:table-cell>
          <table:table-cell table:style-name="ce20" table:formula="of:=[.E15]/[.$A$24]" office:value-type="float" office:value="0.969904366251387" calcext:value-type="float">
            <text:p>0,9699</text:p>
          </table:table-cell>
          <table:table-cell table:style-name="ce20" table:formula="of:=[.F15]/[.$A$24]" office:value-type="float" office:value="0.963090865209037" calcext:value-type="float">
            <text:p>0,9631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940576916388857" calcext:value-type="float">
            <text:p>0,9406</text:p>
          </table:table-cell>
          <table:table-cell table:style-name="ce21" table:formula="of:=[.C16]/6" office:value-type="float" office:value="1.00487826631534" calcext:value-type="float">
            <text:p>1,0049</text:p>
          </table:table-cell>
          <table:table-cell table:style-name="ce21" table:formula="of:=[.D16]/6" office:value-type="float" office:value="1.02480176070673" calcext:value-type="float">
            <text:p>1,0248</text:p>
          </table:table-cell>
          <table:table-cell table:style-name="ce21" table:formula="of:=[.E16]/6" office:value-type="float" office:value="1.03495534165077" calcext:value-type="float">
            <text:p>1,0350</text:p>
          </table:table-cell>
          <table:table-cell table:style-name="ce21" table:formula="of:=[.F16]/6" office:value-type="float" office:value="1.03943135319466" calcext:value-type="float">
            <text:p>1,0394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1.28029704630849" calcext:value-type="float">
            <text:p>1,2803</text:p>
          </table:table-cell>
          <table:table-cell table:style-name="ce20" table:formula="of:=[.C17]/6" office:value-type="float" office:value="1.30292364622339" calcext:value-type="float">
            <text:p>1,3029</text:p>
          </table:table-cell>
          <table:table-cell table:style-name="ce20" table:formula="of:=[.D17]/6" office:value-type="float" office:value="1.31171989288511" calcext:value-type="float">
            <text:p>1,3117</text:p>
          </table:table-cell>
          <table:table-cell table:style-name="ce20" table:formula="of:=[.E17]/6" office:value-type="float" office:value="1.43400687748646" calcext:value-type="float">
            <text:p>1,4340</text:p>
          </table:table-cell>
          <table:table-cell table:style-name="ce20" table:formula="of:=[.F17]/6" office:value-type="float" office:value="1.41198692339651" calcext:value-type="float">
            <text:p>1,4120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4">
          <table:table-cell table:style-name="ce39" table:number-columns-spanned="5" table:number-rows-spanned="1"/>
          <table:covered-table-cell table:number-columns-repeated="4"/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H1]*2" office:value-type="float" office:value="2000" calcext:value-type="float">
            <text:p>2000</text:p>
          </table:table-cell>
          <table:table-cell table:formula="of:=[.I1]*2" office:value-type="float" office:value="4000" calcext:value-type="float">
            <text:p>4000</text:p>
          </table:table-cell>
          <table:table-cell table:formula="of:=[.J1]*2" office:value-type="float" office:value="8000" calcext:value-type="float">
            <text:p>8000</text:p>
          </table:table-cell>
          <table:table-cell table:formula="of:=[.K1]*2" office:value-type="float" office:value="16000" calcext:value-type="float">
            <text:p>16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66182" calcext:value-type="float">
            <text:p>3,766182</text:p>
          </table:table-cell>
          <table:table-cell table:formula="of:=AVERAGE([.D2:.D4])" office:value-type="float" office:value="3.78633" calcext:value-type="float">
            <text:p>3,78633</text:p>
          </table:table-cell>
          <table:table-cell table:number-columns-repeated="2"/>
          <table:table-cell table:style-name="ce27" table:formula="of:=AVERAGE([.$C$2:.$C$4];[.$C$17:.$C$19];[.$C$32:.$C$34];[.$C$47:.$C$49];[.$C$62:.$C$64])" office:value-type="float" office:value="9.0000048" calcext:value-type="float">
            <text:p>9,000005</text:p>
          </table:table-cell>
          <table:table-cell table:style-name="ce27" table:formula="of:=AVERAGE([.$C$5:.$C$7];[.$C$20:.$C$22];[.$C$35:.$C$37];[.$C$50:.$C$52];[.$C$65:.$C$67])" office:value-type="float" office:value="9.000001" calcext:value-type="float">
            <text:p>9,000001</text:p>
          </table:table-cell>
          <table:table-cell table:style-name="ce27" table:formula="of:=AVERAGE([.$C$8:.$C$10];[.$C$23:.$C$25];[.$C$38:.$C$40];[.$C$53:.$C$55];[.$C$68:.$C$70])" office:value-type="float" office:value="9" calcext:value-type="float">
            <text:p>9,000000</text:p>
          </table:table-cell>
          <table:table-cell table:style-name="ce27" table:formula="of:=AVERAGE([.$C$11:.$C$13];[.$C$26:.$C$28];[.$C$41:.$C$43];[.$C$56:.$C$58];[.$C$71:.$C$73])" office:value-type="float" office:value="9" calcext:value-type="float">
            <text:p>9,000000</text:p>
          </table:table-cell>
          <table:table-cell table:style-name="ce27" table:formula="of:=AVERAGE([.$C$14:.$C$16];[.$C$29:.$C$31];[.$C$44:.$C$46];[.$C$59:.$C$61];[.$C$74:.$C$76])" office:value-type="float" office:value="9" calcext:value-type="float">
            <text:p>9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95569" calcext:value-type="float">
            <text:p>3,795569</text:p>
          </table:table-cell>
          <table:table-cell table:number-columns-repeated="3"/>
          <table:table-cell table:style-name="ce27" table:formula="of:=STDEV([.$C$2:.$C$4];[.$C$17:.$C$19];[.$C$32:.$C$34];[.$C$47:.$C$49];[.$C$62:.$C$64])" office:value-type="float" office:value="0.00000041403933529555" calcext:value-type="float">
            <text:p>0,000000</text:p>
          </table:table-cell>
          <table:table-cell table:style-name="ce27" table:formula="of:=STDEV([.$C$5:.$C$7];[.$C$20:.$C$22];[.$C$35:.$C$37];[.$C$50:.$C$52];[.$C$65:.$C$67])" office:value-type="float" office:value="0" calcext:value-type="float">
            <text:p>0,000000</text:p>
          </table:table-cell>
          <table:table-cell table:style-name="ce27" table:formula="of:=STDEV([.$C$8:.$C$10];[.$C$23:.$C$25];[.$C$38:.$C$40];[.$C$53:.$C$55];[.$C$68:.$C$70])" office:value-type="float" office:value="0" calcext:value-type="float">
            <text:p>0,000000</text:p>
          </table:table-cell>
          <table:table-cell table:style-name="ce27" table:formula="of:=STDEV([.$C$11:.$C$13];[.$C$26:.$C$28];[.$C$41:.$C$43];[.$C$56:.$C$58];[.$C$71:.$C$73])" office:value-type="float" office:value="0" calcext:value-type="float">
            <text:p>0,000000</text:p>
          </table:table-cell>
          <table:table-cell table:style-name="ce27" table:formula="of:=STDEV([.$C$14:.$C$16];[.$C$29:.$C$31];[.$C$44:.$C$46];[.$C$59:.$C$61];[.$C$74:.$C$76])" office:value-type="float" office:value="0" calcext:value-type="float">
            <text:p>0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97239" calcext:value-type="float">
            <text:p>3,797239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627361" calcext:value-type="float">
            <text:p>7,627361</text:p>
          </table:table-cell>
          <table:table-cell table:formula="of:=AVERAGE([.D5:.D7])" office:value-type="float" office:value="7.60133733333333" calcext:value-type="float">
            <text:p>7,6013373333333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89192" calcext:value-type="float">
            <text:p>7,589192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87459" calcext:value-type="float">
            <text:p>7,587459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87361" calcext:value-type="float">
            <text:p>15,187361</text:p>
          </table:table-cell>
          <table:table-cell table:formula="of:=AVERAGE([.D8:.D10])" office:value-type="float" office:value="15.1147253333333" calcext:value-type="float">
            <text:p>15,114725333333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077494" calcext:value-type="float">
            <text:p>15,077494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079321" calcext:value-type="float">
            <text:p>15,079321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352514" calcext:value-type="float">
            <text:p>30,352514</text:p>
          </table:table-cell>
          <table:table-cell table:formula="of:=AVERAGE([.D11:.D13])" office:value-type="float" office:value="30.2930683333333" calcext:value-type="float">
            <text:p>30,293068333333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296539" calcext:value-type="float">
            <text:p>30,296539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230152" calcext:value-type="float">
            <text:p>30,230152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339635" calcext:value-type="float">
            <text:p>60,339635</text:p>
          </table:table-cell>
          <table:table-cell table:formula="of:=AVERAGE([.D14:.D16])" office:value-type="float" office:value="60.4363556666667" calcext:value-type="float">
            <text:p>60,4363556666667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483933" calcext:value-type="float">
            <text:p>60,48393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485499" calcext:value-type="float">
            <text:p>60,485499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2.005406" calcext:value-type="float">
            <text:p>2,005406</text:p>
          </table:table-cell>
          <table:table-cell table:formula="of:=AVERAGE([.D17:.D19])" office:value-type="float" office:value="1.99626933333333" calcext:value-type="float">
            <text:p>1,996269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987482" calcext:value-type="float">
            <text:p>1,98748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99592" calcext:value-type="float">
            <text:p>1,9959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3.897518" calcext:value-type="float">
            <text:p>3,897518</text:p>
          </table:table-cell>
          <table:table-cell table:formula="of:=AVERAGE([.D20:.D22])" office:value-type="float" office:value="3.902039" calcext:value-type="float">
            <text:p>3,902039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3.903132" calcext:value-type="float">
            <text:p>3,90313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3.905467" calcext:value-type="float">
            <text:p>3,90546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7.765287" calcext:value-type="float">
            <text:p>7,765287</text:p>
          </table:table-cell>
          <table:table-cell table:formula="of:=AVERAGE([.D23:.D25])" office:value-type="float" office:value="7.77668966666667" calcext:value-type="float">
            <text:p>7,7766896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7.778411" calcext:value-type="float">
            <text:p>7,77841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7.786371" calcext:value-type="float">
            <text:p>7,78637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15.550744" calcext:value-type="float">
            <text:p>15,550744</text:p>
          </table:table-cell>
          <table:table-cell table:formula="of:=AVERAGE([.D26:.D28])" office:value-type="float" office:value="15.5771963333333" calcext:value-type="float">
            <text:p>15,577196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15.566317" calcext:value-type="float">
            <text:p>15,56631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15.614528" calcext:value-type="float">
            <text:p>15,614528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31.228832" calcext:value-type="float">
            <text:p>31,228832</text:p>
          </table:table-cell>
          <table:table-cell table:formula="of:=AVERAGE([.D29:.D31])" office:value-type="float" office:value="31.1422756666667" calcext:value-type="float">
            <text:p>31,142275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31.104776" calcext:value-type="float">
            <text:p>31,104776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31.093219" calcext:value-type="float">
            <text:p>31,09321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034009" calcext:value-type="float">
            <text:p>1,034009</text:p>
          </table:table-cell>
          <table:table-cell table:formula="of:=AVERAGE([.D32:.D34])" office:value-type="float" office:value="1.03826966666667" calcext:value-type="float">
            <text:p>1,038269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034236" calcext:value-type="float">
            <text:p>1,03423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1.046564" calcext:value-type="float">
            <text:p>1,046564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2.071808" calcext:value-type="float">
            <text:p>2,071808</text:p>
          </table:table-cell>
          <table:table-cell table:formula="of:=AVERAGE([.D35:.D37])" office:value-type="float" office:value="2.039159" calcext:value-type="float">
            <text:p>2,03915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2.05431" calcext:value-type="float">
            <text:p>2,05431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991359" calcext:value-type="float">
            <text:p>1,99135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3.932776" calcext:value-type="float">
            <text:p>3,932776</text:p>
          </table:table-cell>
          <table:table-cell table:formula="of:=AVERAGE([.D38:.D40])" office:value-type="float" office:value="3.938015" calcext:value-type="float">
            <text:p>3,938015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3.926577" calcext:value-type="float">
            <text:p>3,926577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3.954692" calcext:value-type="float">
            <text:p>3,95469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7.798374" calcext:value-type="float">
            <text:p>7,798374</text:p>
          </table:table-cell>
          <table:table-cell table:formula="of:=AVERAGE([.D41:.D43])" office:value-type="float" office:value="7.80826166666667" calcext:value-type="float">
            <text:p>7,808261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7.801469" calcext:value-type="float">
            <text:p>7,80146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7.824942" calcext:value-type="float">
            <text:p>7,82494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15.598081" calcext:value-type="float">
            <text:p>15,598081</text:p>
          </table:table-cell>
          <table:table-cell table:formula="of:=AVERAGE([.D44:.D46])" office:value-type="float" office:value="15.688124" calcext:value-type="float">
            <text:p>15,688124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15.636084" calcext:value-type="float">
            <text:p>15,636084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15.830207" calcext:value-type="float">
            <text:p>15,830207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671181" calcext:value-type="float">
            <text:p>0,671181</text:p>
          </table:table-cell>
          <table:table-cell table:formula="of:=AVERAGE([.D47:.D49])" office:value-type="float" office:value="0.670923333333333" calcext:value-type="float">
            <text:p>0,6709233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668429" calcext:value-type="float">
            <text:p>0,668429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67316" calcext:value-type="float">
            <text:p>0,6731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251599" calcext:value-type="float">
            <text:p>1,251599</text:p>
          </table:table-cell>
          <table:table-cell table:formula="of:=AVERAGE([.D50:.D52])" office:value-type="float" office:value="1.26073933333333" calcext:value-type="float">
            <text:p>1,260739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259468" calcext:value-type="float">
            <text:p>1,25946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1.271151" calcext:value-type="float">
            <text:p>1,271151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2.433352" calcext:value-type="float">
            <text:p>2,433352</text:p>
          </table:table-cell>
          <table:table-cell table:formula="of:=AVERAGE([.D53:.D55])" office:value-type="float" office:value="2.45815433333333" calcext:value-type="float">
            <text:p>2,458154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2.452326" calcext:value-type="float">
            <text:p>2,45232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2.488785" calcext:value-type="float">
            <text:p>2,48878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4.856524" calcext:value-type="float">
            <text:p>4,856524</text:p>
          </table:table-cell>
          <table:table-cell table:formula="of:=AVERAGE([.D56:.D58])" office:value-type="float" office:value="4.87832133333333" calcext:value-type="float">
            <text:p>4,878321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4.925475" calcext:value-type="float">
            <text:p>4,92547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4.852965" calcext:value-type="float">
            <text:p>4,85296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9.776405" calcext:value-type="float">
            <text:p>9,776405</text:p>
          </table:table-cell>
          <table:table-cell table:formula="of:=AVERAGE([.D59:.D61])" office:value-type="float" office:value="9.690612" calcext:value-type="float">
            <text:p>9,690612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9.618128" calcext:value-type="float">
            <text:p>9,61812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9.677303" calcext:value-type="float">
            <text:p>9,677303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490397" calcext:value-type="float">
            <text:p>0,490397</text:p>
          </table:table-cell>
          <table:table-cell table:formula="of:=AVERAGE([.D62:.D64])" office:value-type="float" office:value="0.492897333333333" calcext:value-type="float">
            <text:p>0,49289733333333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48621" calcext:value-type="float">
            <text:p>0,48621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4" calcext:value-type="float">
            <text:p>9,000004</text:p>
          </table:table-cell>
          <table:table-cell office:value-type="float" office:value="0.502085" calcext:value-type="float">
            <text:p>0,50208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992296" calcext:value-type="float">
            <text:p>0,992296</text:p>
          </table:table-cell>
          <table:table-cell table:formula="of:=AVERAGE([.D65:.D67])" office:value-type="float" office:value="0.972343666666667" calcext:value-type="float">
            <text:p>0,9723436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976267" calcext:value-type="float">
            <text:p>0,976267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948468" calcext:value-type="float">
            <text:p>0,948468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.937488" calcext:value-type="float">
            <text:p>1,937488</text:p>
          </table:table-cell>
          <table:table-cell table:formula="of:=AVERAGE([.D68:.D70])" office:value-type="float" office:value="1.92047166666667" calcext:value-type="float">
            <text:p>1,920471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.97194" calcext:value-type="float">
            <text:p>1,97194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.851987" calcext:value-type="float">
            <text:p>1,851987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.515446" calcext:value-type="float">
            <text:p>3,515446</text:p>
          </table:table-cell>
          <table:table-cell table:formula="of:=AVERAGE([.D71:.D73])" office:value-type="float" office:value="3.52079533333333" calcext:value-type="float">
            <text:p>3,5207953333333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.582669" calcext:value-type="float">
            <text:p>3,582669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.464271" calcext:value-type="float">
            <text:p>3,464271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7.21356" calcext:value-type="float">
            <text:p>7,21356</text:p>
          </table:table-cell>
          <table:table-cell table:formula="of:=AVERAGE([.D74:.D76])" office:value-type="float" office:value="7.13372466666667" calcext:value-type="float">
            <text:p>7,133724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7.04306" calcext:value-type="float">
            <text:p>7,0430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7.144554" calcext:value-type="float">
            <text:p>7,14455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52">
      <number:day/>
      <number:text>/</number:text>
      <number:month/>
      <number:text>/</number:text>
      <number:year number:style="long"/>
    </number:date-style>
    <number:number-style style:name="N122">
      <number:number number:decimal-places="3" number:min-decimal-places="3" number:min-integer-digits="1"/>
    </number:number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48">
      <number:number number:decimal-places="6" number:min-decimal-places="6" number:min-integer-digits="1"/>
    </number:number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46">
      <number:number number:decimal-places="7" number:min-decimal-places="7" number:min-integer-digits="1"/>
    </number:number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1">
      <number:number number:decimal-places="5" number:min-decimal-places="5" number:min-integer-digits="1"/>
    </number:number-style>
    <number:time-style style:name="N124">
      <number:hours/>
      <number:text>:</number:text>
      <number:minutes number:style="long"/>
      <number:text> </number:text>
      <number:am-pm/>
    </number:time-style>
    <number:date-style style:name="N111">
      <number:day/>
      <number:text>/</number:text>
      <number:month number:textual="true"/>
      <number:text>/</number:text>
      <number:year/>
    </number:dat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time-style style:name="N121">
      <number:minutes number:style="long"/>
      <number:text>:</number:text>
      <number:seconds number:style="long"/>
    </number:time-style>
    <number:number-style style:name="N15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08">
      <number:number number:decimal-places="8" number:min-decimal-places="8" number:min-integer-digits="1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49">
      <number:number number:decimal-places="4" number:min-decimal-places="4" number:min-integer-digits="1"/>
    </number:number-style>
    <number:number-style style:name="N107">
      <number:number number:decimal-places="9" number:min-decimal-places="9" number:min-integer-digits="1"/>
    </number:number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 number:textual="true"/>
      <number:text>/</number:text>
      <number:year/>
    </number:date-style>
    <number:number-style style:name="N135">
      <number:number number:decimal-places="1" number:min-decimal-places="1" number:min-integer-digits="1"/>
    </number:number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6:30:15.513766550</dc:date>
    <meta:editing-duration>PT8H7M36S</meta:editing-duration>
    <meta:editing-cycles>31</meta:editing-cycles>
    <meta:generator>LibreOffice/7.3.7.2$Linux_X86_64 LibreOffice_project/30$Build-2</meta:generator>
    <meta:document-statistic meta:table-count="2" meta:cell-count="473" meta:object-count="0"/>
  </office:meta>
</office:document-meta>
</file>